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data-style-name="N117"/>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2"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3"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2"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3"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3"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3"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3"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3"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3"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3"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3"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3"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3"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3"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3"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3"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3"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3"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3"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3"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3"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3" office:value-type="string">
            <text:p>Crops with Salt Resistance or Salt Absorption are marked with these symbo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7">02/17/2018</text:date>, <text:time>19:39: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17T19:39:49.23</dc:date>
    <dc:creator>Seab Dinch</dc:creator>
    <meta:editing-duration>P49DT4H8M1S</meta:editing-duration>
    <meta:editing-cycles>966</meta:editing-cycles>
    <meta:document-statistic meta:table-count="1" meta:cell-count="5456" meta:object-count="0"/>
  </office:meta>
</office:document-meta>
</file>